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onacoRegular, 'Courier New', monospace"/>
    <style:font-face style:name="Open Sans" svg:font-family="'Open Sans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9164" officeooo:paragraph-rsid="00169164" style:font-size-asian="14pt" style:font-size-complex="14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variant="normal" fo:text-transform="none" fo:color="#777777" style:font-name="Open Sans" fo:font-size="10.5pt" fo:letter-spacing="normal" fo:font-style="normal" fo:font-weight="normal" officeooo:rsid="00169164" officeooo:paragraph-rsid="00169164" style:font-size-asian="14pt" style:font-size-complex="14pt"/>
    </style:style>
    <style:style style:name="P4" style:family="paragraph" style:parent-style-name="Text_20_body">
      <style:text-properties officeooo:paragraph-rsid="00194c85"/>
    </style:style>
    <style:style style:name="P5" style:family="paragraph" style:parent-style-name="Text_20_body">
      <style:text-properties officeooo:rsid="001e5ec9" officeooo:paragraph-rsid="001e5ec9"/>
    </style:style>
    <style:style style:name="P6" style:family="paragraph" style:parent-style-name="Text_20_body">
      <style:text-properties officeooo:rsid="001e5ec9" officeooo:paragraph-rsid="00267aef"/>
    </style:style>
    <style:style style:name="P7" style:family="paragraph" style:parent-style-name="Text_20_body">
      <style:text-properties officeooo:rsid="001e5ec9" officeooo:paragraph-rsid="00275b57"/>
    </style:style>
    <style:style style:name="P8" style:family="paragraph" style:parent-style-name="Text_20_body">
      <style:text-properties officeooo:rsid="001e5ec9" officeooo:paragraph-rsid="00284aaa"/>
    </style:style>
    <style:style style:name="P9" style:family="paragraph" style:parent-style-name="Text_20_body">
      <style:text-properties officeooo:rsid="0028fae7" officeooo:paragraph-rsid="0028fae7"/>
    </style:style>
    <style:style style:name="P10" style:family="paragraph" style:parent-style-name="Text_20_body">
      <style:text-properties officeooo:rsid="002aefe6" officeooo:paragraph-rsid="002aefe6"/>
    </style:style>
    <style:style style:name="P11" style:family="paragraph" style:parent-style-name="Text_20_body">
      <style:text-properties officeooo:rsid="002d7186" officeooo:paragraph-rsid="002e7c37"/>
    </style:style>
    <style:style style:name="P12" style:family="paragraph" style:parent-style-name="Text_20_body">
      <style:text-properties officeooo:paragraph-rsid="002f5924"/>
    </style:style>
    <style:style style:name="P13" style:family="paragraph" style:parent-style-name="Text_20_body" style:list-style-name="L1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777777" style:font-name="Open Sans" fo:font-size="10.5pt" fo:letter-spacing="normal" fo:font-style="normal" fo:font-weight="normal"/>
    </style:style>
    <style:style style:name="P14" style:family="paragraph" style:parent-style-name="Heading_20_2">
      <style:paragraph-properties fo:text-align="center" style:justify-single-word="false"/>
    </style:style>
    <style:style style:name="T1" style:family="text">
      <style:text-properties fo:font-variant="normal" fo:text-transform="none" fo:color="#333333" style:font-name="Monaco" fo:font-size="9pt" fo:letter-spacing="normal" fo:font-style="normal" fo:font-weight="bold"/>
    </style:style>
    <style:style style:name="T2" style:family="text">
      <style:text-properties fo:font-variant="normal" fo:text-transform="none" fo:color="#333333" style:font-name="Monaco" fo:font-size="9pt" fo:letter-spacing="normal" fo:font-style="normal" fo:font-weight="bold" officeooo:rsid="00194c85"/>
    </style:style>
    <style:style style:name="T3" style:family="text">
      <style:text-properties fo:font-variant="normal" fo:text-transform="none" fo:color="#333333" style:font-name="Monaco" fo:font-size="9pt" fo:letter-spacing="normal" fo:font-style="normal" fo:font-weight="bold" officeooo:rsid="00275b57"/>
    </style:style>
    <style:style style:name="T4" style:family="text">
      <style:text-properties fo:font-variant="normal" fo:text-transform="none" fo:color="#333333" style:font-name="Monaco" fo:font-size="9pt" fo:letter-spacing="normal" fo:font-style="normal" fo:font-weight="bold" officeooo:rsid="00284aaa"/>
    </style:style>
    <style:style style:name="T5" style:family="text">
      <style:text-properties fo:font-variant="normal" fo:text-transform="none" fo:color="#333333" style:font-name="Monaco" fo:font-size="9pt" fo:letter-spacing="normal" fo:font-style="normal" fo:font-weight="bold" officeooo:rsid="002e7c37"/>
    </style:style>
    <style:style style:name="T6" style:family="text">
      <style:text-properties fo:font-variant="normal" fo:text-transform="none" fo:color="#333333" style:font-name="Monaco" fo:font-size="9pt" fo:letter-spacing="normal" fo:font-style="normal" fo:font-weight="bold" officeooo:rsid="001e5ec9"/>
    </style:style>
    <style:style style:name="T7" style:family="text">
      <style:text-properties fo:color="#333333" style:font-name="Monaco" fo:font-size="9pt" fo:font-weight="bold" officeooo:rsid="00194c85"/>
    </style:style>
    <style:style style:name="T8" style:family="text">
      <style:text-properties officeooo:rsid="00194c85"/>
    </style:style>
    <style:style style:name="T9" style:family="text">
      <style:text-properties officeooo:rsid="001e5ec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988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Domain &amp; attrs in actions and fields</text:h>
      <text:p text:style-name="P2"/>
      <text:p text:style-name="P1">Types Of Fields Attributes In Odoo :-</text:p>
      <text:p text:style-name="P1"/>
      <text:p text:style-name="P3">In odoo, you can use below attributes in fields</text:p>
      <text:list xml:id="list5109724662450974083" text:style-name="L1">
        <text:list-item>
          <text:list>
            <text:list-item>
              <text:list>
                <text:list-item>
                  <text:list>
                    <text:list-item>
                      <text:p text:style-name="P13">String</text:p>
                    </text:list-item>
                    <text:list-item>
                      <text:p text:style-name="P13">Default</text:p>
                    </text:list-item>
                    <text:list-item>
                      <text:p text:style-name="P13">Required</text:p>
                    </text:list-item>
                    <text:list-item>
                      <text:p text:style-name="P13">Readonly</text:p>
                    </text:list-item>
                    <text:list-item>
                      <text:p text:style-name="P13">Digits</text:p>
                    </text:list-item>
                    <text:list-item>
                      <text:p text:style-name="P13">Domain</text:p>
                    </text:list-item>
                    <text:list-item>
                      <text:p text:style-name="P13">Store</text:p>
                    </text:list-item>
                    <text:list-item>
                      <text:p text:style-name="P13">Help</text:p>
                    </text:list-item>
                    <text:list-item>
                      <text:p text:style-name="P13">Compute</text:p>
                    </text:list-item>
                    <text:list-item>
                      <text:p text:style-name="P13">Copy</text:p>
                    </text:list-item>
                    <text:list-item>
                      <text:p text:style-name="P13">Index</text:p>
                    </text:list-item>
                    <text:list-item>
                      <text:p text:style-name="P13">track_visibility</text:p>
                    </text:list-item>
                    <text:list-item>
                      <text:p text:style-name="P13">Inverse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line-break/><text:span text:style-name="T6">link</text:span><text:span text:style-name="T9"> :- </text:span><text:a xlink:type="simple" xlink:href="http://getodootraining.com/type-of-fields-attributes-parameter-in-odoo" text:style-name="Internet_20_link" text:visited-style-name="Visited_20_Internet_20_Link">http://getodootraining.com/type-of-fields-attributes-parameter-in-odoo</text:a><text:span text:style-name="T2">/</text:span></text:p>
      <text:p text:style-name="P6"><text:span text:style-name="T1">link :- </text:span><text:a xlink:type="simple" xlink:href="http://getodootraining.com/understand-odoo-module-structure/" text:style-name="Internet_20_link" text:visited-style-name="Visited_20_Internet_20_Link">http://getodootraining.com/understand-odoo-module-structure/</text:a><text:span text:style-name="T2"> </text:span></text:p>
      <text:p text:style-name="P7"><text:span text:style-name="T3"><text:s/>learn all Things :- <text:s text:c="9"/></text:span><text:a xlink:type="simple" xlink:href="http://learnopenerp.blogspot.com/2016/03/odoo-action-menu-tree-view-form-view.html" text:style-name="Internet_20_link" text:visited-style-name="Visited_20_Internet_20_Link">http://learnopenerp.blogspot.com/2016/03/odoo-action-menu-tree-view-form-view.html</text:a><text:span text:style-name="T3"> </text:span></text:p>
      <text:p text:style-name="P8"><text:span text:style-name="T2"><text:s/></text:span><text:span text:style-name="T4">context and filter :- </text:span><text:a xlink:type="simple" xlink:href="https://www.surekhatech.com/blog/working-with-context-and-domain-in-odoo-v9" text:style-name="Internet_20_link" text:visited-style-name="Visited_20_Internet_20_Link">https://www.surekhatech.com/blog/working-with-context-and-domain-in-odoo-v9</text:a><text:span text:style-name="T4"> </text:span></text:p>
      <text:p text:style-name="P9"><text:a xlink:type="simple" xlink:href="https://www.youtube.com/watch?v=8UDiGXGTX44" text:style-name="Internet_20_link" text:visited-style-name="Visited_20_Internet_20_Link">https://www.youtube.com/watch?v=8UDiGXGTX44</text:a><text:span text:style-name="T4"> </text:span></text:p>
      <text:p text:style-name="P10"><text:a xlink:type="simple" xlink:href="https://www.odoo.com/forum/help-1/question/understanding-openerp-domain-filter-58405" text:style-name="Internet_20_link" text:visited-style-name="Visited_20_Internet_20_Link">https://www.odoo.com/forum/help-1/question/understanding-openerp-domain-filter-58405</text:a><text:span text:style-name="T4"> </text:span></text:p>
      <text:p text:style-name="P8"><text:span text:style-name="T4"/></text:p>
      <text:p text:style-name="P5"><text:span text:style-name="T2">syntax : Each tuple in the domain has three fields -&gt;  ('field_name', 'operator', value) </text:span></text:p>
      <text:p text:style-name="P11"><text:span text:style-name="T2">D</text:span><text:span text:style-name="T1">ifference between Context and Filter :- <text:tab/></text:span><text:a xlink:type="simple" xlink:href="https://www.odoo.com/forum/help-1/question/what-is-the-difference-between-context-and-domain-33071" text:style-name="Internet_20_link" text:visited-style-name="Visited_20_Internet_20_Link">https://www.odoo.com/forum/help-1/question/what-is-the-difference-between-context-and-domain-33071</text:a><text:span text:style-name="T5"> 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onacoRegular, 'Courier New', monospace"/>
    <style:font-face style:name="Open Sans" svg:font-family="'Open Sans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2:28:10.897768301</meta:creation-date>
    <meta:generator>LibreOffice/5.1.6.2$Linux_X86_64 LibreOffice_project/10m0$Build-2</meta:generator>
    <dc:date>2019-01-30T18:09:39.717519212</dc:date>
    <meta:editing-duration>PT5H41M16S</meta:editing-duration>
    <meta:editing-cycles>23</meta:editing-cycles>
    <meta:document-statistic meta:table-count="0" meta:image-count="0" meta:object-count="0" meta:page-count="1" meta:paragraph-count="24" meta:word-count="88" meta:character-count="959" meta:non-whitespace-character-count="887"/>
  </office:meta>
</office:document-meta>
</file>